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6.75cm" fo:min-width="9.9cm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6.95cm" fo:min-width="5.7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4.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65cm"/>
    </style:style>
    <style:style style:name="gr9" style:family="graphic" style:parent-style-name="standard">
      <style:graphic-properties draw:fill-color="#ffbf00" draw:textarea-horizontal-align="justify" draw:textarea-vertical-align="middle" draw:auto-grow-height="false" fo:min-height="6.75cm" fo:min-width="5.7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01cm" svg:y="0.629cm" presentation:class="title" presentation:user-transformed="true">
          <draw:text-box>
            <text:p>Pipeline sounding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2" draw:layer="layout" svg:width="10.4cm" svg:height="7cm" svg:x="15.5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Pipeline sounding</text:p>
          </draw:text-box>
        </draw:frame>
        <draw:custom-shape draw:style-name="gr3" draw:text-style-name="P3" draw:layer="layout" svg:width="6.2cm" svg:height="7.2cm" svg:x="1.3cm" svg:y="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1.6cm" svg:x="1.7cm" svg:y="7cm">
          <text:p text:style-name="P4">Download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cm" svg:height="1.039cm" svg:x="16.3cm" svg:y="8.8cm">
          <draw:text-box>
            <text:p>Save as day_station.mat</text:p>
          </draw:text-box>
        </draw:frame>
        <draw:custom-shape draw:style-name="gr6" draw:text-style-name="P4" draw:layer="layout" svg:width="4.4cm" svg:height="1.6cm" svg:x="19.7cm" svg:y="8.4cm">
          <text:p text:style-name="P4"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2cm" svg:height="1.433cm" svg:x="20.7cm" svg:y="8.8cm">
          <draw:text-box>
            <text:p><text:span text:style-name="T1">Load </text:span>day_station.mat</text:p>
          </draw:text-box>
        </draw:frame>
        <draw:frame draw:style-name="gr7" draw:text-style-name="P5" draw:layer="layout" svg:width="5cm" svg:height="1.433cm" svg:x="21.1cm" svg:y="6.6cm">
          <draw:text-box>
            <text:p>Generate hiper matrix </text:p>
          </draw:text-box>
        </draw:frame>
        <draw:frame draw:style-name="gr8" draw:text-style-name="P5" draw:layer="layout" svg:width="4.3cm" svg:height="3.403cm" svg:x="2.4cm" svg:y="9.197cm">
          <draw:text-box>
            <text:p>d2sounds.py</text:p>
            <text:p/>
            <text:p>/home/dirac/Dropbox/2020/WRFDA_FAC_EAFIT/Sondas/Descarga_Sondas/new_download</text:p>
          </draw:text-box>
        </draw:frame>
        <draw:custom-shape draw:style-name="gr9" draw:text-style-name="P6" draw:layer="layout" svg:width="6.2cm" svg:height="7cm" svg:x="8.7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7" draw:layer="layout" svg:x1="6.5cm" svg:y1="6.2cm" svg:x2="10.7cm" svg:y2="6.2cm">
          <text:p/>
        </draw:line>
        <draw:frame draw:style-name="gr11" draw:text-style-name="P5" draw:layer="layout" svg:width="6.2cm" svg:height="1.433cm" svg:x="9.1cm" svg:y="6.767cm">
          <draw:text-box>
            <text:p>Erase label information of the downloaded file for each sounding station</text:p>
          </draw:text-box>
        </draw:frame>
        <draw:frame draw:style-name="gr5" draw:text-style-name="P5" draw:layer="layout" svg:width="3.4cm" svg:height="1cm" svg:x="10.3cm" svg:y="8.839cm">
          <draw:text-box>
            <text:p>Convert to .txt</text:p>
          </draw:text-box>
        </draw:frame>
        <draw:frame draw:style-name="gr5" draw:text-style-name="P5" draw:layer="layout" svg:width="2.2cm" svg:height="1cm" svg:x="10.7cm" svg:y="10.8cm">
          <draw:text-box>
            <text:p>Read .txt</text:p>
          </draw:text-box>
        </draw:frame>
        <draw:frame draw:style-name="gr12" draw:text-style-name="P5" draw:layer="layout" svg:width="4.2cm" svg:height="1.239cm" svg:x="9.9cm" svg:y="11.561cm">
          <draw:text-box>
            <text:p>readtable(&lt;station&gt;.txt)</text:p>
          </draw:text-box>
        </draw:frame>
        <draw:line draw:style-name="gr10" draw:text-style-name="P7" draw:layer="layout" svg:x1="13.7cm" svg:y1="6.2cm" svg:x2="17.9cm" svg:y2="6.2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9T17:38:54.010297790</meta:creation-date>
    <dc:date>2020-12-29T18:25:18.101109398</dc:date>
    <meta:editing-duration>PT4M52S</meta:editing-duration>
    <meta:editing-cycles>2</meta:editing-cycles>
    <meta:generator>LibreOffice/6.2.8.2$Linux_X86_64 LibreOffice_project/20$Build-2</meta:generator>
    <meta:document-statistic meta:object-count="42"/>
  </office:meta>
</office:document-meta>
</file>